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style:text-position="super" fo:font-weight="normal"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2.00pt" style:text-position="super" fo:font-weight="normal" fo:font-family="'Times New Roman'" style:font-family-asian="'Times New Roman'" style:font-family-complex="'Times New Roman'"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center"/>
    </style:style>
    <style:style style:name="P3" style:family="paragraph">
      <style:paragraph-properties fo:line-height="100.00%" fo:text-align="left"/>
    </style:style>
    <style:style style:name="P4" style:family="paragraph">
      <style:paragraph-properties fo:line-height="100.00%" fo:text-align="center"/>
    </style:style>
    <style:style style:name="P5" style:family="paragraph">
      <style:paragraph-properties fo:line-height="100.00%" fo:text-align="left"/>
    </style:style>
    <style:style style:name="P6" style:family="paragraph">
      <style:paragraph-properties fo:line-height="100.00%" fo:text-align="center"/>
    </style:style>
    <style:style style:name="P7" style:family="paragraph">
      <style:paragraph-properties fo:line-height="100.00%" fo:text-align="left"/>
    </style:style>
  </office:automatic-styles>
  <office:body>
    <office:text>
      <text:p text:style-name="P1"><text:span text:style-name="T1">Thomas Luppi</text:span></text:p>
      <text:p text:style-name="P2"><text:span text:style-name="T1">Ryyr</text:span></text:p>
      <text:p text:style-name="P3"><text:span text:style-name="T1"><text:tab/>It was a dwarf in a city of giants; now the tombstone on a field of graves. They had been felled by the persistent and relentless force that is nature. They had fallen from their lofty heights into piles of shattered steel and glass. No plant life existed to cover up the carnage, the remains lay bleached in the everlasting sun. Excluding this lone sentinel, the once great city, which had stretched farther then the eye could see, had been reduced to nothing but desolate wastelands. It seemed odd, that this modest building had been saved by its queerness; while other towers more grand and noble then it swiftly crashed into the ground, its humbleness and low altitude, a subject of ridicule, had allowed it to tower over the piles of rubble that had so long ago been adversaries to air flight. It stood alone, a testament to those who had created the city that was this world, who had all but fully left this world. Even after the plagues, as virtually all distant pockets of humanity were expunged, some, a very very small number, had survived in this lone structure. Their numbers, originally numbering in the thousands, had steadily descended to twelve. Shrapnel from the collapsing giants, earth shattering tremors, and the admission of a crewless spaceship into the building had rather hurt the occupancy of the building. This creation of man that had survived hell and beyond was of no importance, it was made to cover up the construction of a much smaller entity. A singular underground room. The room itself is inconsequential, for it stood only as a container of the true purpose. Small in size, but immense in importance, the room contained many things, most prominently a simple computer. The computer was, at its inception, immense. Its arms spread throughout the galaxy to a myriad of planets, sensing and calculating an immense amount of data about them an their inhabitants. However, as time progressed, the various arms of the computer had been either turned off my choice or annihilated by war or incident, leaving only one long tendril, streaming towards a singular planet far away. The computer was slowly checking off its clipboard, and it was getting towards the end. Many planets had gotten this far, but it was ultimately a singular event that caused to computer to sever it's connection, and this last planet was reaching this important gulf, and how they cross it will determine the planet's, and its inhabitant's, future.</text:span></text:p>
      <text:p text:style-name="P3"><text:span text:style-name="T1"><text:tab/>The entire civilization know that something was bound to happen, something horrible. They had been at war for too long, fighting a fight they knew not. The tensions had built for too long, the arms race had been too terrific, the loss too horrendous. This was not a civilization built for war, they knew not of it. When it was started, when the first blows were administered, they were initially confused. Then they discovered the name of the game, and they worked their hardest to give themselves the advantage. The opposition had the advantage of knowing what they were doing, but it's technology was primitive, even to the point of hilarity. They had the technology, but in its immense lifetime they had never even conceived of a weapon, much less produced them. Ships had to be adapted to withstand and ally blasts, while scientific apparatuses had to be modified to cause pain. However, although they were slowly winning the war, news came of the construction of a “super weapon” by the invading party. Seeing this, many attempts were put up to ensure that humanity would not be lost, but they would all ultimately fail. Shields would be bypassed, guns would not have the chance to expel a single shell, and bunkers would change from a place of refuge to mass graves. Except one, which all thought was destined to fail. Dreamed up by a team of researchers headed by the well known Professor Anthony Ryall, the plan was simple in conception but complex in execution. Firstly, and this part was known to all humans, a small chunk of the human race shall be put into cryogenic sleep for several centuries, at which point they will be awakened after the perceived horror. However, this was only part of the plan, the second half was held secret to the public to avoid outcry. But that second part is not important right now.</text:span></text:p>
      <text:p text:style-name="P3"><text:span text:style-name="T1"><text:tab/>Anthony Ryall was standing at a podium in front of the new Ryall Center for Cryogenics Research, or Ryyr (Rccr sounded too odd, so people got creative on which letters they used). For now the ceremony had yet to start, so he was admiring the structure. Standing at a simple 38 stories, it was easily dwarfed by the absolute giants looming above it. Its architecture was like nothing else in this city of boxes: made of curves accentuated by points, most resembling a modern day cathedral. Ryyr was wider then it was tall, and had a tall tower in order to connect to the city's elevated metro system; designed for much taller buildings, it never went below the fortieth story, rarely the fiftieth. He thought it majestic and grand, other thought it silly. Anything below the fiftieth floor is considered only for the poor, and some buildings lacked 1-49 entirely, opting to suspend the building on stilts or putting up fake glass. Thus the very idea that a building would exist entirely in this low range was considered laughable and almost unhygenic. Few even thought that the aim that he building was created for had any use; designed to advert complete human obliteration by Them, but in a method almost laughable by most. As Ryall looked at his building, he couldn't help but wonder if they were wrong. But he knew in his heart that he would prevail, that his plan would be the one to save the human race. With that, he turned and gave a short, concise, and rather unremarkable speech. There was little applause. After which he walked inside and started working, and never truly stopped. Although the world forgot him and his absurd ideas for now, when men started to drop like flies, it he was the only thing on their minds.</text:span></text:p>
      <text:p text:style-name="P3"><text:span text:style-name="T2"/></text:p>
      <text:p text:style-name="P4"><text:span text:style-name="T3">Meeting</text:span></text:p>
      <text:p text:style-name="P5"><text:span text:style-name="T3"><text:tab/>Professor Alex Helms stood staring out a rather large bank of windows towards a rather large and expensive hunk of metal. His face full of satisfaction and pure happiness. He hummed a tuneless song gently, arms crossed behind his back. The floor underneath him reflected back is erect posture, his delicate suit, his meticulous hair and jawline. His eyes scanned the monstrosity that is the “UEN Asimov”, beaming with pride, gently shaking his head whenever he came across a specific section of the ship that he seemed particularly satisfied with. His stanch posture, his movements, his very air betrayed that he was quite happy, if not overjoyed, to have created such a mockery of human design.</text:span></text:p>
      <text:p text:style-name="P5"><text:span text:style-name="T4"/></text:p>
      <text:p text:style-name="P5"><text:span text:style-name="T5"><text:tab/>The ship was quite horrid. It seemed as though someone had given Helms a book of designs and he checked all the boxes. It's modern. It's classical. It's groovy, Romanesque, Native American, glass, steel, cement, ornate, bare. It had all the best aspects of a thousand ages, all mushed together into horrifying complexity, just as the most beautiful of colors will always mix to muddy brown. Ironically this seemed to be what the ship is painted. Helms called it “Dark Mahogany”, which makes one seriously wonder if he even knows how wood looks. The whole ship made one wonder if Helms had some sort of serious sight impairment, perhaps blindness. The ship would be a waste if it were not for the interior; Helms only seemed interested in exterior design and left the inside for the engineers to cook up. Thankfully they seemed to possess some form of eyesight and design ability, so it was quite pleasant, with stark metal walls and soft lighting. In fact the ship was a marvel of modern engineering, and once you got over the laughable outside it was a masterpiece.</text:span></text:p>
      <text:p text:style-name="P5"><text:span text:style-name="T5"><text:tab/>I lay further back in my couch and took a long drink of water. Helms executed a subtle double take as he realized he was not alone. His smile momentary left his face, only to return, brighter.</text:span></text:p>
      <text:p text:style-name="P5"><text:span text:style-name="T5"><text:tab/>“Absolutely beautiful, is it not?” Helms said after a moment, eyes tearing up with never leaving his craft. I briefly looked around him, ensuring that some new craft had not yet replaced the poignant sight before him.</text:span></text:p>
      <text:p text:style-name="P5"><text:span text:style-name="T5"><text:tab/>“Of course,” I bluntly replied, words dripping with sarcasm, which he seemed to detect. His smile yet again faded as he turned his eyes to look at me in an inquisitive manor.</text:span></text:p>
      <text:p text:style-name="P5"><text:span text:style-name="T5"><text:tab/>“Clearly you know not it's purpose. It is not designed to be beautiful. It's not going to win any awards. This is the first craft to leave our solar system. This craft has been dreamed of by millions, it has taken all of human development to reach this point, this is the pinocle of human engineering prowess. This craft will be remembered for all history.”</text:span></text:p>
      <text:p text:style-name="P5"><text:span text:style-name="T5"><text:tab/>“So why not make it a constant design, so we can look at it without shielding our eyes”</text:span></text:p>
      <text:p text:style-name="P5"><text:span text:style-name="T5"><text:tab/>His eyes contorted into pits of concealed rage and hurt, “It's quite simple, child.” Sure, Play the age card. “This craft will see new beings. We know not what they consider beauty, we know not if they can even see, for that matter,” his smile slowly returned, “we must hedge our bets. I stuck all that is seen as beauty in our world, in the hope that these new, alien beings will see some resemblance and thus form a kinship to our small, pitiful species. Now do you see why it is designed the way it is?</text:span></text:p>
      <text:p text:style-name="P5"><text:span text:style-name="T5"><text:tab/>“Now, I do,” I tried to lay on the sarcasm extra thick. It flew clear over Helms head.</text:span></text:p>
      <text:p text:style-name="P5"><text:span text:style-name="T5"><text:tab/>“Good. Glad to see that you share my, and the department heads', view on things,” the proclaimed smile back in even fuller force. He face now looked comical, full of an argument won, a genius demonstrated. The department heads were simply those who could “kiss ass” in greater quantity then the others. If Helms proclaimed that a pile of fecal matter was akin to the Mona Lisa, they would agree. Just as they had.</text:span></text:p>
      <text:p text:style-name="P5"><text:span text:style-name="T6"/></text:p>
      <text:p text:style-name="P5"><text:span text:style-name="T7"><text:tab/>Swinging my body weight out, I arise from my couch and instantly regretted it; it was comfortable. Helms turned at this action.</text:span></text:p>
      <text:p text:style-name="P5"><text:span text:style-name="T7"><text:tab/>“I'm sorry, I don't think we've met before,” he said, extending his arm. We had.</text:span></text:p>
      <text:p text:style-name="P5"><text:span text:style-name="T7"><text:tab/>“Richard Scott, computer engineer,” I replied, shaking his outstretched arm. He did not volunteer his name. I flashed him a smile, he replied with a sideways grin. After a slight head nod our hands parted ways and I executed a swift military about face, a began my swift walk down the long, wide, marble floored corridor. On my left, the massive, slightly curved outwards, bank of windows Helms was staring longingly out of of. I turned my head around to catch Helms bent over, pointing out parts of the ship to himself. On my right stands a long, curved inwards wall. It is covered in pictures, dotted with water coolers, and adorned with couches. Every couple dozen feet a door to one of the many airy offices this building held. My goal was at the end of the hallway, a train station destined to bring be back home. I ricked open the door, causing the glass the bend, the frame to shutter, and Helms to emit a small shriek.</text:span></text:p>
      <text:p text:style-name="P5"><text:span text:style-name="T8"/></text:p>
      <text:p text:style-name="P5"><text:span text:style-name="T9"><text:tab/>The station I was presented with was rather drab. Three walls are gray metal, one held a simple memo speaking of station down time, other then that nothing adorned the surfaces. The fourth wall, on the other hand, holds the very meaning of the station, a long, big glass tube. In the tube are three doors with rubber expanding hoses on the inside, surrounding the door. Presently a car sat in the station, situated in the glass tube, revealing a hard plastic interior with seats that look like glorified bean bags. The rubber hoses create a seal between the glass tube and the car itself, for the interior of the tube is devoid of any air. This, coupled with mag lift rails, resulted in almost no friction on the car. The absence of fiction allows the car to move at high speed for little energy. Other then the high technical glass tube the station held nothing else but a few benches, a potted plant, and a small electric kiosk. Scott typed in his destination into the kiosk and it directed him towards the only car in the station, even lighting up a little path on the floor towards him in case he got lost in such a labyrinth of place. The system was built for very large stations, and retained the same software for this small one. In larger stations the system would group people, depending on destination, into cars. This allows time to be saved.<text:s text:c="2"/>Here, it makes no sense, but in stations where dozens of cars can exist at any moment, it is a necessity. Scott jumped into his car and settled into the seat. The seat itself is basically a bag full of water, in conforms to your body and reduces strain due to acceleration. This was quickly put into use, as the car was traveling in excess of two hundred kilometers per hour in the bat of an eye.<text:s text:c="2"/>While it is still discomforting, the acceleration is neither deadly nor damaging.</text:span></text:p>
      <text:p text:style-name="P5"><text:span text:style-name="T10"/></text:p>
      <text:p text:style-name="P5"><text:span text:style-name="T11"><text:tab/>Ahead, The City. Not a city. There are capital letters in it, very important distinction. Once, there were many cities. They were scattered about the earth randomly, connected by long freeways. Now, the cities have grown. The buildings stretched to the limit of human engineering, linked by innumerable sky bridges and contorted into more shapes then previously thought possible. The boarders between these hives of humanity have evaporated to nothing, the old names exist only as street addresses. The city grows thin in some areas, thick in others. Technically there are two cities, one in the Americas, one in Eurasia (Most islands and Australia have remained as nature reserves, tourist destinations, or places of extreme poverty), however the differences in culture have almost become naught to the point where differentiating the cities by look alone has become an impossible task. The City encompassed the earth, stopping only for oceans, mountains, or, in increasingly rare cases, poor land conditions. Such is the case here. The City stretched in all directions except towards Scott. In the distance an invisible line separated colossal building from dessert. Deep below the city laid a massive sheet of rock , which supported the construction above. When this rock stopped, so did large scale construction above. Small scale development was also prohibited past this line, to stop urban sprawl and thus maintain the impressive and beautiful barren dessert wasteland. An “impressive” expanse of derelict buildings and vehicles, stretching off into the mountains. Buildings could do nothing but improve it. </text:span></text:p>
      <text:p text:style-name="P5"><text:span text:style-name="T12"/></text:p>
      <text:p text:style-name="P5"><text:span text:style-name="T13"><text:tab/>Scott moved towards the city at an impressive speed. The sand shot past his transparent car at impressive speeds, the skyscrapers slowly growing larger and larger, eventually until they almost loomed over him. One could almost see the mountains of filth and refuse at the base of these monolithic towers. At this point, however, all becomes black as the car descends underground. The vast majority of The City's transportation network existed underground, only going above ground for temporary connections, where it was absolutely vital to do so, or where there existed no buildings overhead. As roads fell from use, cities lost their grid layout and attempting to plan a high speed layout between these randomly placed buildings would be an impossibility.</text:span></text:p>
      <text:p text:style-name="P5"><text:span text:style-name="T14"/></text:p>
      <text:p text:style-name="P5"><text:span text:style-name="T15"><text:tab/>The car turned and zoomed, switching tracks faster then one could comprehend the last. The system had grown organically, meaning maps of the underground tunnels looked like piles of string, a horrific mess. The mere fact that there was rarely a crash is a monument to engineering. Nevertheless, after several minutes of rapid velocity changes, the car abruptly came to a stop at marble. Above, his building, and, ultimately, his home. The transit stations are privately owned by the buildings they service, the owner of this one apparently had an intense fetish for marble. The floor, walls, ceilings, columns, and furniture were all designed to look expensive. If expensive means marble. An attendant, peaceful and calm to the look but heavily armed, set behind a marble desk, absentmindedly clearing dirt from her fingernails. She expended the least quantity of effort possible to check the screen in front of her. A computer, far away and government owned, had silently read the RFID chip implanted in Scott's arm to confirm he lived in this building. Scott walked up to the gang of people waiting at the bank of double marble doors and waited. After a moment, preceded by a soft noise, the a pair of doors opened revealing a perfectly pedestrian, if not large, elevator. Scott attempted to take his favorite position, only to discover it taken by a plump child, eyes staring straight ahead in the clear look of one with a DNI, or Direct Neural Interface. These were the result of extreme invasive brain surgery that allowed the user to “be one” with his computer. They are rare. Very rare, despite being a fairly old technology. Mostly illegal, and very dangerous, they were only used by pure madmen and those who have no concept of reality. A small circle of dead space surrounded the child, people mildly fearful of this child who possessed such metal in his head. Scott, on the other hand, was not fearful but curious. He traced the cables from the ports beneath his ears. Two of them, one green and the other dark purple. Audio and video, he surmised. Scott craned his head around, attempting to see the mess of wires that would be extending from the base of the child's head; these cables are output cables from the brain to the computer the child wore on his hip. Before he could catch a glance Scott found himself staring at a marble wall. The child had silently, and speedily, left the elevator. An audible exhaling of breath came from the other inhabitants of the elevator. The child had left on a low floor, Scott thought. Floor 45. Low, but not low enough to be in poverty. What the hell was a poor child doing with neural implants? By the looks on the faces of the others, they had the same thought in mind. It was odd. After a moment the elevator came to a smooth motionless stop, one hundred and thirty seven floors above ground level. Scott pushed his way through the crowd and deposited himself on a slender balcony that surrounds his building. Unlike the transit station, the designers of the building had class. They took heavily from the late 2000's modern look, which looked splendid. The current trend of windowless cramped space, while at the time all the fad, was horrible and gave poor Scott claustrophobia. It was nice to have a resurgence to this old style.</text:span></text:p>
      <text:p text:style-name="P5"><text:span text:style-name="T16"/></text:p>
      <text:p text:style-name="P5"><text:span text:style-name="T17"><text:tab/>The building is comprised of glass and concrete. A long trapezoid prism of an atrium in the center, well over two hundred stories tall and so long people a the far end looked like small insets. The sides slowly came together until at the top they are less then a third of the distance at the bottom. The two ends are walls of glass with a huge glass ceiling above. Surrounding the atrium are hundreds of walkways, one per level. Sky bridges span the atrium on the lower levels. Suspended in the atrium is a large model of a kite shaped spaceship, from a popular series of late 1900's movies. It looks out of place and almost silly, but it had brought Scott to this place so many years ago. The ship moves up and down on long cables, casting the atrium into twilight when it rose high enough to block the skylight. It was an annoyance. It is rumored that the ship houses dual penthouses, but how people would enter the structure is beyond Scott, nor why anyone would want to live in such an odd place.</text:span></text:p>
      <text:p text:style-name="P5"><text:span text:style-name="T18"/></text:p>
      <text:p text:style-name="P5"><text:span text:style-name="T18"/></text:p>
      <text:p text:style-name="P5"><text:span text:style-name="T18"/></text:p>
      <text:p text:style-name="P6"><text:span text:style-name="T19">Helms at the helm</text:span></text:p>
      <text:p text:style-name="P7"><text:span text:style-name="T19"><text:tab/>Professor Alex Helms thought that his life had reached its climax. Here he was, standing in a facility he had created, staring out onto the most expensive machine every made by humanity, and he had designed it. The UEN Asimov was his brainchild, as the biggest, most expensive, and fastest spaceship in human history, he felt obliged to feel proud. He had an immense team backing him up, but he had the biggest hand in it by far. He had designed the engines and the generators, along with the general shape, along with dozens of other contributions. Other had planned the insides, wired up the control boards, and had generally built the entire thing, but it was his brainchild. Other ships could barely make it too Mars; the UEN Asimov was designed to go well past Mars, even out of the solar system. It was the flagship of the United Earth Army's fleet, and the first of its fleet. Created by the Allied Powers (which had replaced the United nations decades ago, and was much more powerful than its predecessor), the idea of a UEN sat ignored until just recently, in which it was invigorated after public fear over alien invasion hit an all time high after the success of a popular movie. At which point the AP figured it might as well attempt to colonize another planet then Mars, which all agreed was a rather horrid. So thus the monstrosity that was the UEN Asimov was created. Featuring a giant rear engine and four smaller stability engines, it rose an impressive hundred feet in the air, and was nearly a kilometer long. With enough room for half a million people, and enough food, fuel, water, and spare parts to not only survive several centuries in space, but to reconstruct itself in the intern. Supremely over engineered, it was estimated that the engines will have no need to go further then ten percent capacity, and the hull could easily withstand the blast of multiple anti-particle bombs. The weapons were added last second, if only to appease the public, but definitely existed and were rather powerful. The Asimov was scheduled to “blast off” in less then a month, and helms was spending a few moments, arms crossed, at a glass window bank admiring his greatest creation. He, along with tens of thousands others, where going to head outside of the solar system and back on the ship's maiden voyage, on paper to test it; in actuality to enjoy their creation. The interior was built to house half a million people in absolute luxury, and in operating at 10% capacity, it would be virtual heaven on earth. Nevertheless, it would be a long year, but Helms was looking forward to it.</text:span></text:p>
      <text:p text:style-name="P7"><text:span text:style-name="T19"><text:tab/>Leaving the glass wall facing the elegant Asimov, Helms set off towards his office for some last minute work before settling down for the night. He passed empty hallways, most had already gone home for the night. Walking into his office, he was startled to discover Donald Cameron, who was in charge of the facility, idly poking a model of the Asimov that was sitting in the corner. It swing back and forth with each poke, straining on its support wires, “Can I help you?” Helms exclaimed, startled.</text:span></text:p>
      <text:p text:style-name="P7"><text:span text:style-name="T19">“Oh, not at all” Cameron replied with a slight smile “Nothing at all. Just pondering the ship, mostly, and life, and everything. Nothing at all”</text:span></text:p>
      <text:p text:style-name="P7"><text:span text:style-name="T19">“Well I'd assume everything would be something, not nothing” Helms replied, sitting down at his desk.</text:span></text:p>
      <text:p text:style-name="P7"><text:span text:style-name="T19">“That used to be the case,” Cameron replied hastily, and pausing for a moment “Now...most has been pondered, not much left,”.</text:span></text:p>
      <text:p text:style-name="P7"><text:span text:style-name="T19">Helms replied after a startled moment, smile slowly spreading to his face “You must have thought a lot in your life, to have pondered everything,”.</text:span></text:p>
      <text:p text:style-name="P7"><text:span text:style-name="T19">“Just about” he replied with a wicked grin, leaving the room. He seemed to sway gently leaving the room, not in drunkenness but almost like a child. Helms gave a quizzical look at the retreating man, gave a deep sigh, turned on his computer, and got to work. He paid his interaction with Cameron no regard, for he was an odd man and he had done much stranger things while working here.</text:span></text:p>
      <text:p text:style-name="P7"><text:span text:style-name="T19"><text:tab/>Waking suddenly to a hurt forehead, Helms awake to discover he had momentary fallen asleep at his computer, slightly crushing the poor keyboard and his head. Suddenly invigorated, he decided now would be the idea time to go to home. Walking through the hallways devoid of human existence, he eventually found his way to the buildings metro station. He jumped into a waiting car, typed in his house number, and the car quickly accelerated to its typical two hundred miles per hour. The car system, which consisted of vacuum tubes embedded with electromagnets that propelled the car at startling speeds, had been quite recently upgraded as to facilitate much faster car speeds, but as of now the cars were not reaching those speeds due to safety fears. Something about how on opening day several cars exploded for some reason, no one had been hurt, but there’s something about cars randomly exploding that puts people on edge. No one was sure about what causes this, but nevertheless they were flattening out all the bumps and rapid assents or curves that had made the system so fun. Nevertheless, the cars were quite safe at these slower speeds, but a faster car would dramatically decrease the time it takes to get into the city. Due to space constraints, the Asimov was built in the middle of a nearby desert. The city was unmistakable, it extended as far possible before poor soil conditions made building skyscrapers impossible, where it abruptly ended. As such the car was quickly approaching a solid wall of humanity, stretching far to the sky and every direction along the horizon. Bracing for the funnest part of the journey, where the car rapidly slopes downwards then just as quickly goes flat to put itself underground, he closed his eyes.</text:span></text:p>
      <text:p text:style-name="P7"><text:span text:style-name="T19"><text:tab/>Rapid, sudden, deceleration.</text:span></text:p>
      <text:p text:style-name="P7"><text:span text:style-name="T19"><text:tab/>He came to a complete stop. Upon opening his eyes, he found himself in an airlock, with construction crews outside making the sudden drop into a much more gentle drop. Exiting the airlock, the car slowly made a broad circle around the crew, moving at a crawl, then slowly down to meet up with the old tunnel. Another roller coaster ride removed for safety, oh well. The car entered the next airlock, and was soon buzzing around the underside of the city towards his humble abode. Quick turn, rapid deceleration, and arrival at station. Exit tube moved into position, door opened, and air rushed into the car. Helms was at the station positioned under his home. Far under, Helms had enough wealth to have him home near the top of the tower. The station, like most, was uniquely decorated by the inhabitants of the tower the station serviced. Full of marble and glass, it was akin to the old “modern” style of the early 21</text:span><text:span text:style-name="T20">st</text:span><text:span text:style-name="T21"><text:s/>century. Vintage. Helms slowly got into the elevator, punched the 125</text:span><text:span text:style-name="T22">th</text:span><text:span text:style-name="T23"><text:s/>floor button, and braced for the soon coming acceleration. Stepping off the elevator, entering him home, he soon fell into blissful sleep.</text:span></text:p>
      <text:p text:style-name="P7"><text:span text:style-name="T23"/></text:p>
      <text:p text:style-name="P7"><text:span text:style-name="T23"/></text:p>
      <text:p text:style-name="P7"><text:span text:style-name="T23">------unconnected stuff -----</text:span></text:p>
      <text:p text:style-name="P7"><text:span text:style-name="T23"/></text:p>
      <text:p text:style-name="P7"><text:span text:style-name="T23"/></text:p>
      <text:p text:style-name="P7"><text:span text:style-name="T23"/></text:p>
      <text:p text:style-name="P7"><text:span text:style-name="T23">[TODO: Ship doesn't implode.]<text:tab/>The ship was not made for combat. Its shear mass and massive rear engine betrayed it as a massive people mover. Nevertheless, several major modifications and many, many guns later and it was the pride of the fleet. What remained of the fleet that is. Slowly, but steadily, the army or retrofitted transports, luxury cruise liners, mining rigs, and research vessels had been brought down by the relentless assault of Them. We had technology on our sides, but they had numbers. For every ship we lost, they lost thousands, it was simply suicide on Their end. They had the numbers, though. The Clarr was all that remained of the once great fleet that protected humanity from Them. [TODO]</text:span></text:p>
      <text:p text:style-name="P7"><text:span text:style-name="T24"/></text:p>
      <text:p text:style-name="P7"><text:span text:style-name="T25"><text:tab/>Helms awoke. It was not to a noise, nor a light, nor a shaking. The alarm simply emitted a soft field that stimulated his nerves and made it slightly unpleasant to remain in the bed. Slightly for now, but it was slowly increasing to unpleasant then downright painful. Knowing this, Helms grudgingly rolled out of bed, triggering the alarm to turn off. Emitting a low grunt of displeasure, Helms removed himself from his place on the floor and slowly got dressed. Some time later, he exited his apartment, now well shaven, clothed, and mug in hand. Standing at the railing, Helms had no choice but to admiring the building from which he lived. The complex was like a microcosm of a city; Paths chocked with people, traffic jams in the elevators, noise, clutter, eccentricity, and a well groomed but ever present filth. The people of Spear, as the building was lovingly called (Officially it was called 5::24:56, but rarely was this used), had great pride in their home, and thus rarely allowed filth to collect. But as in any place where thousands of feet must run by, dirt will accumulate and no amount of cleaning with forever rid the place of it. The atrium ran the span of the building, just shy of half a kilometer, and just shy of the width, leaving space for the houses. This left a rather long rectangle, with one end significantly longer then the other. Long paths ran down the sides of the atrium on each level, providing access to houses. Coupled with the glass and exposed steel beams, it gave the building a very classy style, very reminiscent of the early 2000's. Some disliked this, Helms loved it. That was the time in which humanity finally achieved a firm grip in space; here he was, working to make that grip tighter then ever. Men lived on mars, but it was mostly reserved for the rich or the convicts, it was still simply too much of a hassle. With the Asimov, he hoped to make it at least more comfortable. Humanity had to spread throughout the universe, or it will die. Shaking himself from his thoughts, he ran to the nearest elevator, and joined the throngs of people rushing to the metro station. Inside he felt nothing, he lived in a nice enough place that inertial dampeners had been installed on all the elevators. In a matter of seconds he had fallen just shy of fifty and was expelled onto the station floor, typed in his destination into screen, and ran to where the computer told him to go (In this case, area 14). Behind the scenes a computer calculated who to pair people with to maintain maximum efficiency. This was not a subway, the cars turned corners and had many, many stops. As usual the doors opened and he had no companions join into the car with him. It was much more efficient to put him on a car all by himself as he had to go far outside the city, he was used to it. He sat down, felt a mild acceleration, and prepared for his trip to his place of work.</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